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e cell cursor is at A:1113…</text:p>
          </table:table-cell>
          <table:table-cell table:number-columns-repeated="14"/>
        </table:table-row>
        <table:table-row table:style-name="ro1" table:number-rows-repeated="47">
          <table:table-cell table:number-columns-repeated="15"/>
        </table:table-row>
        <table:table-row table:style-name="ro1">
          <table:table-cell table:number-columns-repeated="14"/>
          <table:table-cell>
            <office:annotation draw:style-name="gr3" draw:text-style-name="P2" svg:width="28.99mm" svg:height="5.96mm" svg:x="340.15mm" svg:y="201.74mm" draw:caption-point-x="-6.1mm" draw:caption-point-y="15.1mm">
              <dc:date>2016-05-23T00:00:00</dc:date>
              <text:p text:style-name="P1"><text:span text:style-name="T1">sdsadfasdfa</text:span></text:p>
            </office:annotation>
          </table:table-cell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</table:table>
      <table:table table:name="Tabelle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fa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office:value-type="string" calcext:value-type="string">
            <text:p>as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s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sssssafasdfdasfdas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ssssafasdfdasfdasf</text:p>
          </table:table-cell>
          <table:table-cell/>
        </table:table-row>
        <table:table-row table:style-name="ro1">
          <table:table-cell/>
          <table:table-cell>
            <office:annotation draw:style-name="gr3" draw:text-style-name="P2" svg:width="82.18pt" svg:height="16.89pt" svg:x="144.99pt" svg:y="98.28pt" draw:caption-point-x="-17.29pt" draw:caption-point-y="42.8pt">
              <dc:date>2016-05-23T00:00:00</dc:date>
              <text:p text:style-name="P1"><text:span text:style-name="T1">dd</text:span></text:p>
            </office:annotation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s</text:p>
          </table:table-cell>
        </table:table-row>
      </table:table>
      <table:table table:name="Tabelle3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ds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ad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f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sa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fdasdf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fasdfsadfsadfa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s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6:23:58.1364108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üller</meta:initial-creator>
    <meta:creation-date>2013-08-18T20:09:51</meta:creation-date>
    <meta:generator>Collabora_Office/5.3.10.2$Linux_X86_64 LibreOffice_project/93f59794b58d2e60c0dee87631eabff23e6a7791</meta:generator>
    <dc:date>2017-05-02T16:25:27.481249049</dc:date>
    <meta:editing-duration>PT8H23M30S</meta:editing-duration>
    <meta:editing-cycles>60</meta:editing-cycles>
    <dc:creator>Jan Holesovsky</dc:creator>
    <meta:document-statistic meta:table-count="3" meta:cell-count="26" meta:object-count="0"/>
  </office:meta>
</office:document-meta>
</file>